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1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2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oses Montefiore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9 December 1862</text:p>
      <text:p text:style-name="P5">Month<text:tab/><text:tab/><text:tab/><text:tab/><text:tab/><text:tab/>December</text:p>
      <text:p text:style-name="P5">Year<text:tab/><text:tab/><text:tab/><text:tab/><text:tab/><text:tab/>186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Fragile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lso available in AJA Microfilm, Reel #199</text:p>
      <text:p text:style-name="P5"/>
      <text:p text:style-name="P5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d. S. Morais./</text:p>
      <text:p text:style-name="P2"/>
      <text:p text:style-name="P2">[Page 1]</text:p>
      <text:p text:style-name="P3">East Cliff Lodge, Ramsgate/</text:p>
      <text:p text:style-name="P3"><text:span text:style-name="T1">29</text:span><text:span text:style-name="T2">th</text:span><text:span text:style-name="T1"> December 1862/</text:span></text:p>
      <text:p text:style-name="P2">Dear Sir/</text:p>
      <text:p text:style-name="P2"><text:tab/>Pray accept my warmest/ thanks for the words of comfort/ you have addressed to me/ in my deep affliction./</text:p>
      <text:p text:style-name="P2"><text:tab/>I indeed highly appreciate/ the touching sentiments you/ express upon the merits of my/ dear departed wife and the/ pious reflection based upon/</text:p>
      <text:p text:style-name="P2">To/</text:p>
      <text:p text:style-name="P2">Revd. S. Morais/</text:p>
      <text:p text:style-name="P2">&amp;c &amp;c &amp;c/</text:p>
      <text:p text:style-name="P2"><text:tab/>Philadelphia/</text:p>
      <text:p text:style-name="P2"/>
      <text:p text:style-name="P2">[Page 2]</text:p>
      <text:p text:style-name="P2">them which you so feelingly/ adduce for my solace, and I/ cannot fail to derive comfort/ from the knowledge that your/ prayers and those of so many/ others mingle with my own in/ supplication to the <text:soft-page-break/>great Source/ of true comfort to enable me/ to bow humbly under the heavy/ dispensation with which it has/ pleased the Almighty to visit/ me./</text:p>
      <text:p text:style-name="P2"><text:tab/>With such feelings as/ your letter conveys it will/</text:p>
      <text:p text:style-name="P2"/>
      <text:p text:style-name="P2">[Page 3]</text:p>
      <text:p text:style-name="P2">I think be pleasing to you/ to possess some memento of/ Lady Montefiore and I there-/fore beg you will purchase/ with the enclosed some little/ Souvenir in her memory/</text:p>
      <text:p text:style-name="P2"><text:tab/>Sincerely wishing you health/ and every happiness/</text:p>
      <text:p text:style-name="P2"><text:tab/><text:tab/>I am, my dear Sir/</text:p>
      <text:p text:style-name="P2"><text:tab/><text:tab/><text:tab/>Yours truly/</text:p>
      <text:p text:style-name="P2"><text:tab/><text:tab/>Moses Montefior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9T10:24:31</meta:creation-date>
    <dc:date>2012-02-08T12:24:46.92</dc:date>
    <dc:language>en-US</dc:language>
    <meta:editing-cycles>3</meta:editing-cycles>
    <meta:editing-duration>PT00H07M28S</meta:editing-duration>
    <meta:document-statistic meta:table-count="0" meta:image-count="0" meta:object-count="0" meta:page-count="3" meta:paragraph-count="82" meta:word-count="361" meta:character-count="2379"/>
    <dc:creator>Penn Libraries</dc:creator>
    <meta:user-defined meta:name="Info 1"/>
    <meta:user-defined meta:name="Info 2"/>
    <meta:user-defined meta:name="Info 3"/>
    <meta:user-defined meta:name="Info 4"/>
  </office:meta>
</office:document-meta>
</file>